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2000005DEDDD5D96B8BAE5B23.jpg" manifest:media-type="image/jpeg"/>
  <manifest:file-entry manifest:full-path="Pictures/10000000000007D2000005DEB9D045FFA3BDE0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Source Serif Pro1" svg:font-family="'Source Serif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pr1" style:family="presentation" style:parent-style-name="blue-grid-title">
      <style:graphic-properties draw:auto-grow-height="true" fo:min-height="3.465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2.127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1.551cm" fo:wrap-option="wrap"/>
      <style:paragraph-properties style:writing-mode="lr-tb"/>
    </style:style>
    <style:style style:name="pr5" style:family="presentation" style:parent-style-name="blue-grid1-outline1">
      <style:graphic-properties fo:min-height="17.327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6" style:family="paragraph">
      <style:paragraph-properties style:punctuation-wrap="simple" style:line-break="stric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20.89cm" svg:height="3.465cm" svg:x="4.445cm" svg:y="5.253cm" presentation:class="title" presentation:user-transformed="true">
          <draw:text-box>
            <text:p text:style-name="P1"><text:span text:style-name="T1">Database Programming</text:span><text:span text:style-name="T1"><text:line-break/></text:span><text:span text:style-name="T1">using JDBC</text:span></text:p>
          </draw:text-box>
        </draw:frame>
        <draw:frame presentation:style-name="pr2" draw:text-style-name="P3" draw:layer="layout" svg:width="11.695cm" svg:height="2.127cm" svg:x="13.64cm" svg:y="8.644cm" presentation:class="subtitle" presentation:user-transformed="true">
          <draw:text-box>
            <text:p text:style-name="P1"><text:span text:style-name="T2">Using Connections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grid1" presentation:presentation-page-layout-name="AL2T1" xml:id="id1" draw:id="id1">
        <office:forms form:automatic-focus="false" form:apply-design-mode="false"/>
        <draw:frame presentation:style-name="pr4" draw:text-style-name="P5" draw:layer="layout" svg:width="25.199cm" svg:height="1.551cm" svg:x="1.4cm" svg:y="0.826cm" presentation:class="title" presentation:user-transformed="true">
          <draw:text-box>
            <text:p text:style-name="P1"><text:span text:style-name="T3">Connecting to and Querying a Database</text:span></text:p>
          </draw:text-box>
        </draw:frame>
        <draw:frame presentation:style-name="pr5" draw:text-style-name="P6" draw:layer="layout" svg:width="25.199cm" svg:height="17.327cm" svg:x="1.4cm" svg:y="2.675cm" presentation:class="outline" presentation:user-transformed="true">
          <draw:text-box>
            <text:list text:style-name="L2">
              <text:list-item>
                <text:p><text:span text:style-name="T4">DisplayAuthors.java performs a simple query on the books database that retrieves the entire Authors table and displays the data</text:span></text:p>
              </text:list-item>
              <text:list-item>
                <text:p><text:span text:style-name="T4">The program illustrates connecting to the database, querying the database and processing the result</text:span></text:p>
              </text:list-item>
            </text:list>
          </draw:text-box>
        </draw:frame>
        <anim:par presentation:node-type="timing-root">
          <anim:par smil:begin="id1.begin">
            <anim:transitionFilter smil:dur="0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grid1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1.551cm" svg:x="1.4cm" svg:y="0.826cm" presentation:class="title" presentation:user-transformed="true">
          <draw:text-box>
            <text:p text:style-name="P1"><text:span text:style-name="T3">Connecting to the Database</text:span></text:p>
          </draw:text-box>
        </draw:frame>
        <draw:frame presentation:style-name="pr5" draw:text-style-name="P6" draw:layer="layout" svg:width="25.199cm" svg:height="17.327cm" svg:x="1.4cm" svg:y="2.675cm" presentation:class="outline" presentation:user-transformed="true">
          <draw:text-box>
            <text:list text:style-name="L2">
              <text:list-item>
                <text:p><text:span text:style-name="T4">An object that implements interface Connection manages the connection between the Java program and the database. </text:span></text:p>
              </text:list-item>
              <text:list-item>
                <text:p><text:span text:style-name="T5">Connection</text:span><text:span text:style-name="T4"> objects enable programs to create </text:span><text:span text:style-name="T5">SQL</text:span><text:span text:style-name="T4"> statements that manipulate databases. </text:span></text:p>
              </text:list-item>
              <text:list-item>
                <text:p><text:span text:style-name="T4">The program initializes connection with the result of a call to static method </text:span><text:span text:style-name="T5">getConnection</text:span><text:span text:style-name="T4"> of class </text:span><text:span text:style-name="T5">DriverManager</text:span><text:span text:style-name="T4"> (package java.sql), which attempts to connect to the database specified by its </text:span><text:span text:style-name="T5">URL</text:span><text:span text:style-name="T4">. </text:span></text:p>
              </text:list-item>
              <text:list-item>
                <text:p><text:span text:style-name="T4">Method </text:span><text:span text:style-name="T5">getConnection</text:span><text:span text:style-name="T4"> takes three arguments—a </text:span><text:span text:style-name="T5">String</text:span><text:span text:style-name="T4"> that specifies the database </text:span><text:span text:style-name="T5">URL</text:span><text:span text:style-name="T4">, a </text:span><text:span text:style-name="T5">String</text:span><text:span text:style-name="T4"> that specifies the </text:span><text:span text:style-name="T5">username</text:span><text:span text:style-name="T4"> and a </text:span><text:span text:style-name="T5">String</text:span><text:span text:style-name="T4"> that specifies the </text:span><text:span text:style-name="T5">password</text:span></text:p>
              </text:list-item>
            </text:list>
          </draw:text-box>
        </draw:frame>
        <anim:par presentation:node-type="timing-root">
          <anim:par smil:begin="id2.begin">
            <anim:transitionFilter smil:dur="0s" smil:type="barWipe" smil:subtype="topToBottom" smil:direction="revers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grid1" presentation:presentation-page-layout-name="AL2T1" xml:id="id3" draw:id="id3">
        <office:forms form:automatic-focus="false" form:apply-design-mode="false"/>
        <draw:frame presentation:style-name="pr4" draw:text-style-name="P5" draw:layer="layout" svg:width="25.199cm" svg:height="1.551cm" svg:x="1.4cm" svg:y="0.826cm" presentation:class="title" presentation:user-transformed="true">
          <draw:text-box>
            <text:p text:style-name="P1"><text:span text:style-name="T3">Creating a Statement for Executing Queries</text:span></text:p>
          </draw:text-box>
        </draw:frame>
        <draw:frame presentation:style-name="pr5" draw:text-style-name="P6" draw:layer="layout" svg:width="25.199cm" svg:height="17.327cm" svg:x="1.4cm" svg:y="2.675cm" presentation:class="outline" presentation:user-transformed="true">
          <draw:text-box>
            <text:list text:style-name="L2">
              <text:list-item>
                <text:p><text:span text:style-name="T4">Line 30 invokes </text:span><text:span text:style-name="T5">Connection</text:span><text:span text:style-name="T4"> method </text:span><text:span text:style-name="T5">createStatement</text:span><text:span text:style-name="T4"> to obtain an object that implements interface Statement (package </text:span><text:span text:style-name="T5">java.sql</text:span><text:span text:style-name="T4">). </text:span></text:p>
              </text:list-item>
              <text:list-item>
                <text:p><text:span text:style-name="T4">The program uses the </text:span><text:span text:style-name="T5">Statement</text:span><text:span text:style-name="T4"> object to submit SQL statements to the database.</text:span></text:p>
              </text:list-item>
            </text:list>
          </draw:text-box>
        </draw:frame>
        <anim:par presentation:node-type="timing-root">
          <anim:par smil:begin="id3.begin">
            <anim:transitionFilter smil:dur="0s" smil:type="barWipe" smil:subtype="topToBottom" smil:direction="revers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grid1" presentation:presentation-page-layout-name="AL2T1" xml:id="id4" draw:id="id4">
        <office:forms form:automatic-focus="false" form:apply-design-mode="false"/>
        <draw:frame presentation:style-name="pr4" draw:text-style-name="P5" draw:layer="layout" svg:width="25.199cm" svg:height="1.551cm" svg:x="1.4cm" svg:y="0.826cm" presentation:class="title" presentation:user-transformed="true">
          <draw:text-box>
            <text:p text:style-name="P1"><text:span text:style-name="T3">Executing a Query</text:span></text:p>
          </draw:text-box>
        </draw:frame>
        <draw:frame presentation:style-name="pr5" draw:text-style-name="P6" draw:layer="layout" svg:width="25.199cm" svg:height="17.327cm" svg:x="1.4cm" svg:y="2.675cm" presentation:class="outline" presentation:user-transformed="true">
          <draw:text-box>
            <text:list text:style-name="L2">
              <text:list-item>
                <text:p><text:span text:style-name="T4">Lines 33–34 use the </text:span><text:span text:style-name="T5">Statement</text:span><text:span text:style-name="T4"> object’s </text:span><text:span text:style-name="T5">executeQuery</text:span><text:span text:style-name="T4"> method to submit a query that selects all the author information from table Authors. </text:span></text:p>
              </text:list-item>
              <text:list-item>
                <text:p><text:span text:style-name="T4">This method returns an object that implements interface </text:span><text:span text:style-name="T5">ResultSet</text:span><text:span text:style-name="T4"> and contains the query results. </text:span></text:p>
              </text:list-item>
              <text:list-item>
                <text:p><text:span text:style-name="T4">The </text:span><text:span text:style-name="T5">ResultSet</text:span><text:span text:style-name="T4"> methods enable the program to manipulate the query result.</text:span></text:p>
              </text:list-item>
            </text:list>
          </draw:text-box>
        </draw:frame>
        <anim:par presentation:node-type="timing-root">
          <anim:par smil:begin="id4.begin">
            <anim:transitionFilter smil:dur="0s" smil:type="barWipe" smil:subtype="topToBottom" smil:direction="revers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grid1" presentation:presentation-page-layout-name="AL2T1" xml:id="id5" draw:id="id5">
        <office:forms form:automatic-focus="false" form:apply-design-mode="false"/>
        <draw:frame presentation:style-name="pr4" draw:text-style-name="P5" draw:layer="layout" svg:width="25.199cm" svg:height="1.551cm" svg:x="1.4cm" svg:y="0.826cm" presentation:class="title" presentation:user-transformed="true">
          <draw:text-box>
            <text:p text:style-name="P1"><text:span text:style-name="T3">Processing a Query’s ResultSet</text:span></text:p>
          </draw:text-box>
        </draw:frame>
        <draw:frame presentation:style-name="pr5" draw:text-style-name="P6" draw:layer="layout" svg:width="25.199cm" svg:height="17.327cm" svg:x="1.4cm" svg:y="2.675cm" presentation:class="outline" presentation:user-transformed="true">
          <draw:text-box>
            <text:list text:style-name="L2">
              <text:list-item>
                <text:p><text:span text:style-name="T4">Lines 37–50 process the ResultSet. Line 37 obtains the metadata for the ResultSet as a ResultSetMetaData (package java.sql) object. </text:span></text:p>
              </text:list-item>
              <text:list-item>
                <text:p><text:span text:style-name="T4">The metadata describes the ResultSet’s contents. </text:span></text:p>
              </text:list-item>
              <text:list-item>
                <text:p><text:span text:style-name="T4">Programs can use metadata programmatically to obtain information about the ResultSet’s column names and types. </text:span></text:p>
              </text:list-item>
              <text:list-item>
                <text:p><text:span text:style-name="T4">Line 38 uses ResultSetMetaData method getColumnCount to retrieve the number of columns in the ResultSet. </text:span></text:p>
              </text:list-item>
              <text:list-item>
                <text:p><text:span text:style-name="T4">Lines 41–42 display the column names.</text:span></text:p>
              </text:list-item>
            </text:list>
          </draw:text-box>
        </draw:frame>
        <anim:par presentation:node-type="timing-root">
          <anim:par smil:begin="id5.begin">
            <anim:transitionFilter smil:dur="0s" smil:type="barWipe" smil:subtype="topToBottom" smil:direction="revers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Source Serif Pro1" svg:font-family="'Source Serif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loext:color-lum-mod="100%" loext:color-lum-off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loext:color-lum-mod="100%" loext:color-lum-off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loext:opacity="100%" loext:color-lum-mod="100%" loext:color-lum-off="0%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loext:opacity="100%" loext:color-lum-mod="100%" loext:color-lum-off="0%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loext:opacity="100%" loext:color-lum-mod="100%" loext:color-lum-off="0%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loext:opacity="100%" loext:color-lum-mod="100%" loext:color-lum-off="0%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loext:opacity="100%" loext:color-lum-mod="100%" loext:color-lum-off="0%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loext:opacity="100%" loext:color-lum-mod="100%" loext:color-lum-off="0%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loext:opacity="100%" loext:color-lum-mod="100%" loext:color-lum-off="0%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loext:opacity="100%" loext:color-lum-mod="100%" loext:color-lum-off="0%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B9D045FFA3BDE071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D2000005DEDDD5D96B8BAE5B23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1:47:48.824965823</meta:creation-date>
    <meta:editing-duration>PT19H15M34S</meta:editing-duration>
    <meta:editing-cycles>592</meta:editing-cycles>
    <meta:generator>LibreOffice/7.4.3.2$Linux_X86_64 LibreOffice_project/40$Build-2</meta:generator>
    <dc:subject>Presentation Template Design-4</dc:subject>
    <dc:title>Xinxinli Blue Grid</dc:title>
    <dc:description>Background design by Yun Chao Xu. Template implementation by Xin Li. 

2012/11/1</dc:description>
    <meta:keyword>Apache OpenOffice business</meta:keyword>
    <dc:date>2022-12-23T12:45:24.809017819</dc:date>
    <meta:document-statistic meta:object-count="59"/>
    <meta:user-defined meta:name="License">BSD (http://templates.services.openoffice.org/bsd-license)</meta:user-defined>
  </office:meta>
</office:document-meta>
</file>